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5F0000028195E125B0BDC80EAB.png" manifest:media-type="image/png"/>
  <manifest:file-entry manifest:full-path="Pictures/100000010000050D0000030C7F79AB1D3FE46C4E.png" manifest:media-type="image/png"/>
  <manifest:file-entry manifest:full-path="Pictures/10000001000003FE000001DD08F0CD7B3B1EE897.png" manifest:media-type="image/png"/>
  <manifest:file-entry manifest:full-path="Pictures/10000001000002F70000021D6033E878553CC272.png" manifest:media-type="image/png"/>
  <manifest:file-entry manifest:full-path="Pictures/10000001000003F90000022FD302227A2C45EED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2.629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Blatt 4 Microservices</text:span></text:p>
            <text:p><text:span text:style-name="T2">Von Lukas Lesch </text:span></text:p>
            <text:p><text:span text:style-name="T2">und Martin Petersoh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2.629cm" svg:x="1.4cm" svg:y="0.628cm" presentation:class="title">
          <draw:text-box>
            <text:p>Kontextsicht</text:p>
          </draw:text-box>
        </draw:frame>
        <draw:frame presentation:style-name="pr4" draw:text-style-name="P1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2" draw:layer="layout" svg:width="23.335cm" svg:height="10.867cm" svg:x="2.665cm" svg:y="3.257cm">
          <draw:image xlink:href="Pictures/100000010000045F0000028195E125B0BDC80E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Use Cases</text:p>
          </draw:text-box>
        </draw:frame>
        <draw:frame draw:style-name="gr2" draw:text-style-name="P2" draw:layer="layout" svg:width="18.5cm" svg:height="12.192cm" svg:x="4cm" svg:y="2.808cm">
          <draw:image xlink:href="Pictures/100000010000050D0000030C7F79AB1D3FE46C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5" draw:layer="layout" svg:width="25.199cm" svg:height="2.629cm" svg:x="1.4cm" svg:y="0.628cm" presentation:class="title">
          <draw:text-box>
            <text:p>Bausteinsicht</text:p>
          </draw:text-box>
        </draw:frame>
        <draw:frame draw:style-name="gr2" draw:text-style-name="P2" draw:layer="layout" svg:width="24.662cm" svg:height="11.51cm" svg:x="1.432cm" svg:y="3cm">
          <draw:image xlink:href="Pictures/10000001000003FE000001DD08F0CD7B3B1EE8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frame presentation:style-name="pr3" draw:layer="layout" svg:width="25.199cm" svg:height="2.629cm" svg:x="1.4cm" svg:y="0.628cm" presentation:class="title">
          <draw:text-box>
            <text:p>Verteilungssicht</text:p>
          </draw:text-box>
        </draw:frame>
        <draw:frame draw:style-name="gr2" draw:text-style-name="P2" draw:layer="layout" svg:width="16.564cm" svg:height="11.806cm" svg:x="4.936cm" svg:y="3.257cm">
          <draw:image xlink:href="Pictures/10000001000002F70000021D6033E878553CC2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3" draw:layer="layout" svg:width="25.199cm" svg:height="2.629cm" svg:x="1.4cm" svg:y="0.628cm" presentation:class="title">
          <draw:text-box>
            <text:p>Context Map</text:p>
          </draw:text-box>
        </draw:frame>
        <draw:frame draw:style-name="gr2" draw:text-style-name="P2" draw:layer="layout" svg:width="22.915cm" svg:height="12.595cm" svg:x="3.113cm" svg:y="2.905cm">
          <draw:image xlink:href="Pictures/10000001000003F90000022FD302227A2C45EE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6T16:03:09.994000000</meta:creation-date>
    <dc:date>2024-05-26T16:27:31.523000000</dc:date>
    <meta:editing-duration>PT24M22S</meta:editing-duration>
    <meta:editing-cycles>1</meta:editing-cycles>
    <meta:generator>LibreOffice/7.6.3.2$Windows_X86_64 LibreOffice_project/29d686fea9f6705b262d369fede658f824154cc0</meta:generator>
    <meta:document-statistic meta:object-count="45"/>
  </office:meta>
</office:document-meta>
</file>